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f3b" officeooo:paragraph-rsid="00020f3b"/>
    </style:style>
    <style:style style:name="P2" style:family="paragraph" style:parent-style-name="Standard">
      <style:text-properties officeooo:rsid="00020f3b" officeooo:paragraph-rsid="00057028"/>
    </style:style>
    <style:style style:name="P3" style:family="paragraph" style:parent-style-name="Standard">
      <style:text-properties officeooo:rsid="00020f3b" officeooo:paragraph-rsid="00080a0e"/>
    </style:style>
    <style:style style:name="P4" style:family="paragraph" style:parent-style-name="Standard">
      <style:text-properties officeooo:rsid="00020f3b" officeooo:paragraph-rsid="0008bd07"/>
    </style:style>
    <style:style style:name="P5" style:family="paragraph" style:parent-style-name="Standard">
      <style:text-properties officeooo:rsid="0003c02f" officeooo:paragraph-rsid="0003c02f"/>
    </style:style>
    <style:style style:name="P6" style:family="paragraph" style:parent-style-name="Standard">
      <style:text-properties officeooo:rsid="00057028" officeooo:paragraph-rsid="00057028"/>
    </style:style>
    <style:style style:name="P7" style:family="paragraph" style:parent-style-name="Standard">
      <style:text-properties officeooo:rsid="0008bd07" officeooo:paragraph-rsid="0008bd07"/>
    </style:style>
    <style:style style:name="T1" style:family="text">
      <style:text-properties officeooo:rsid="0008bd07"/>
    </style:style>
    <style:style style:name="T2" style:family="text">
      <style:text-properties officeooo:rsid="000a8da9"/>
    </style:style>
    <style:style style:name="T3" style:family="text">
      <style:text-properties officeooo:rsid="000c7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Create database TrabalhoEmDupla;</text:p>
      <text:p text:style-name="P1"/>
      <text:p text:style-name="P2">use trabalhoEmDupla;</text:p>
      <text:p text:style-name="P2"><text:line-break/>Create table Funcionario (<text:line-break/><text:tab/>cod<text:tab/><text:tab/><text:tab/><text:tab/>integer,<text:line-break/><text:tab/>Nome<text:tab/><text:tab/><text:tab/><text:tab/>varchar(50),<text:line-break/><text:tab/>SobreNome <text:s/><text:tab/><text:tab/><text:tab/>varchar(50),<text:line-break/><text:tab/>Endereco<text:tab/><text:tab/><text:tab/>varchar(80),<text:line-break/><text:tab/>Cpf<text:tab/><text:tab/><text:tab/><text:tab/><text:tab/>varchar(50),<text:line-break/><text:tab/>DateNasc<text:tab/><text:tab/><text:tab/>date,<text:line-break/><text:tab/>Sexo<text:tab/><text:tab/><text:tab/><text:tab/>varchar(10),<text:line-break/><text:tab/>Salario<text:tab/><text:tab/><text:tab/><text:tab/>Decimal(10,2),<text:line-break/><text:tab/>CodSupervisor <text:s text:c="3"/><text:tab/>integer,<text:line-break/><text:tab/>NumeroDepartamento <text:tab/>integer,<text:line-break/><text:tab/><text:line-break/><text:tab/>primary key (cod)<text:line-break/><text:line-break/>);<text:line-break/><text:line-break/>alter table Funcionario <text:line-break/>add constraint FuncioDepartamento <text:line-break/>foreign key (CodSupervisor) references Funcionario(cod) <text:line-break/>on update cascade;</text:p>
      <text:p text:style-name="P1"/>
      <text:p text:style-name="P6">// depois de criar a tabela Departamento add </text:p>
      <text:p text:style-name="P6"/>
      <text:p text:style-name="P1">alter table Funcionario <text:line-break/>add<text:tab/>constraint FuncioDepartamentoNumero<text:line-break/><text:tab/>foreign key (NumeroDepartamento <text:s/>) references Departamento(Departamento )<text:line-break/><text:tab/>on update cascade;</text:p>
      <text:p text:style-name="P1"/>
      <text:p text:style-name="P1"/>
      <text:p text:style-name="P1"><text:line-break/>Create table Departamento (<text:tab/><text:line-break/><text:tab/>NumeroDepartamento <text:tab/>integer,<text:line-break/> <text:s text:c="3"/>Nome<text:tab/><text:tab/><text:tab/><text:tab/>varchar(50),<text:line-break/> <text:s text:c="3"/>CpfGerente<text:tab/><text:tab/><text:tab/>varchar(50),<text:line-break/> <text:s text:c="3"/>Data<text:tab/><text:tab/><text:tab/><text:tab/>date,<text:line-break/> <text:s text:c="3"/><text:line-break/><text:tab/>primary key (NumeroDepartamento)<text:line-break/>);<text:line-break/><text:line-break/>alter table Departamento<text:line-break/> add constraint DepartamentoGerente<text:line-break/><text:tab/>foreign key (CpfGerente) references Funcionario(Cod)<text:line-break/><text:tab/>on update cascade;<text:line-break/><text:tab/></text:p>
      <text:p text:style-name="P7"/>
      <text:p text:style-name="P7"/>
      <text:p text:style-name="P7"/>
      <text:p text:style-name="P4"><text:soft-page-break/>Create table Localização (</text:p>
      <text:p text:style-name="P4"><text:span text:style-name="T1">cod<text:tab/><text:tab/><text:tab/>integer,</text:span><text:line-break/> <text:s text:c="3"/>Local<text:tab/><text:tab/><text:tab/><text:tab/>varchar(100),<text:line-break/> <text:s text:c="3"/><text:line-break/><text:tab/>primary key (<text:span text:style-name="T1">cod</text:span>)<text:line-break/>);</text:p>
      <text:p text:style-name="P3"/>
      <text:p text:style-name="P3"><text:line-break/>Create table Projeto (<text:tab/><text:line-break/><text:tab/>NumeroProjeto<text:tab/> <text:tab/>integer,<text:line-break/> <text:s text:c="3"/>Nome<text:tab/><text:tab/><text:tab/><text:tab/>varchar(50),<text:line-break/> <text:s text:c="3"/>Local<text:tab/><text:tab/><text:tab/><text:tab/><text:span text:style-name="T1">integer,</text:span><text:line-break/> <text:s text:c="3"/>NumeroDepartamento <text:tab/><text:tab/> integer,<text:line-break/> <text:s text:c="3"/><text:line-break/><text:tab/>primary key (NumeroProjeto)<text:line-break/>);<text:line-break/><text:line-break/>alter table Projeto<text:line-break/> add constraint ProjetoLocal<text:line-break/><text:tab/>foreign key (Local) references Localização(<text:span text:style-name="T2">cod</text:span>)<text:line-break/><text:tab/>on update cascade;<text:line-break/><text:line-break/>alter table Projeto<text:line-break/> add constraint ProjetoDepartamento<text:line-break/><text:tab/>foreign key (NumeroDepartamento) references Departamento (NumeroDepartamento)<text:line-break/><text:tab/>on update cascade;<text:line-break/></text:p>
      <text:p text:style-name="P3"/>
      <text:p text:style-name="P4"/>
      <text:p text:style-name="P4"><text:line-break/>Create table Trabalha (<text:tab/><text:line-break/>Funcionario<text:tab/> <text:tab/>integer,<text:line-break/> <text:s text:c="3"/>NumeroProjeto <text:tab/>integer,<text:line-break/> <text:s text:c="3"/>Hora<text:tab/><text:tab/><text:tab/>integer,<text:line-break/> <text:s text:c="3"/><text:line-break/><text:tab/>primary key (Funcionario, NumeroProjeto)<text:line-break/>);<text:line-break/></text:p>
      <text:p text:style-name="P4">Create table Dependente (<text:line-break/> <text:s text:c="3"/>Cpf <text:tab/><text:tab/><text:tab/><text:tab/>integer,<text:line-break/> <text:s text:c="3"/>NomeDependente <text:tab/><text:tab/>varchar(40),<text:line-break/> <text:s text:c="3"/>DataNasc<text:tab/><text:tab/><text:tab/>date,<text:line-break/> <text:s text:c="3"/>Sexo<text:tab/><text:tab/><text:tab/>varchar(40),<text:line-break/> <text:s text:c="3"/>Parentesco <text:s/><text:tab/><text:tab/><text:tab/>varchar(40),<text:line-break/> <text:s text:c="3"/>Funcion<text:span text:style-name="T3">a</text:span>rio <text:tab/><text:tab/><text:span text:style-name="T3">integer</text:span>,<text:line-break/><text:line-break/><text:tab/>primary key (Cpf)<text:line-break/> <text:s text:c="3"/><text:line-break/><text:line-break/>);</text:p>
      <text:p text:style-name="P4"/>
      <text:p text:style-name="P4"><text:soft-page-break/>alter table dependente<text:line-break/><text:tab/>add <text:s/>constraint DependentesFuncio<text:line-break/><text:tab/>foreign key (Funcionário) references Funcionario (cod)<text:line-break/><text:tab/>on update cascade;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9:43:54.536000000</meta:creation-date>
    <dc:date>2019-04-17T22:03:35.716000000</dc:date>
    <meta:editing-duration>PT23M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3" meta:paragraph-count="12" meta:word-count="208" meta:character-count="2030" meta:non-whitespace-character-count="1613"/>
  </office:meta>
</office:document-meta>
</file>